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CA40226D.png" manifest:media-type="image/png"/>
  <manifest:file-entry manifest:full-path="Pictures/10000001000005560000030098986AFE.png" manifest:media-type="image/png"/>
  <manifest:file-entry manifest:full-path="Pictures/100000010000055600000300226829D3.png" manifest:media-type="image/png"/>
  <manifest:file-entry manifest:full-path="Pictures/100000010000055600000300EE7979AF.png" manifest:media-type="image/png"/>
  <manifest:file-entry manifest:full-path="Pictures/1000000100000556000003004AD22C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561cm" svg:y="-0.683cm" svg:width="10.963cm" svg:height="9.557cm" draw:z-index="0"><draw:image xlink:href="Pictures/1000000100000556000003004AD22CBE.png" xlink:type="simple" xlink:show="embed" xlink:actuate="onLoad" draw:mime-type="image/png"/></draw:frame><draw:frame draw:style-name="fr1" draw:name="Image2" text:anchor-type="char" svg:x="9.783cm" svg:y="-0.762cm" svg:width="8.767cm" svg:height="9.557cm" draw:z-index="1"><draw:image xlink:href="Pictures/100000010000055600000300EE7979A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3" text:anchor-type="char" svg:x="-1.236cm" svg:y="7.793cm" svg:width="9.394cm" svg:height="9.557cm" draw:z-index="2"><draw:image xlink:href="Pictures/100000010000055600000300226829D3.png" xlink:type="simple" xlink:show="embed" xlink:actuate="onLoad" draw:mime-type="image/png"/></draw:frame><draw:frame draw:style-name="fr1" draw:name="Image4" text:anchor-type="char" svg:x="8.973cm" svg:y="8.179cm" svg:width="9.532cm" svg:height="9.239cm" draw:z-index="3"><draw:image xlink:href="Pictures/10000001000005560000030098986AFE.png" xlink:type="simple" xlink:show="embed" xlink:actuate="onLoad" draw:mime-type="image/png"/></draw:frame><draw:frame draw:style-name="fr1" draw:name="Image5" text:anchor-type="char" svg:x="-0.84cm" svg:y="18.29cm" svg:width="19.263cm" svg:height="7.357cm" draw:z-index="4"><draw:image xlink:href="Pictures/100000010000055600000300CA4022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2:29:39.901202230</meta:creation-date>
    <dc:date>2025-02-17T22:35:35.498566372</dc:date>
    <meta:editing-duration>PT5M56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